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091in" svg:height="2.8736in" svg:x="3.8374in" svg:y="0in">
            <draw:object draw:notify-on-update-of-ranges="Sheet1.A1:Sheet1.A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244in" svg:height="2.9382in" svg:x="8.9382in" svg:y="0.0421in">
            <draw:object draw:notify-on-update-of-ranges="Sheet1.B2:Sheet1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6028in" svg:height="2.6874in" svg:x="13.3858in" svg:y="0.2929in">
            <draw:object draw:notify-on-update-of-ranges="Sheet1.C3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6677in" svg:height="2.8339in" svg:x="8.5665in" svg:y="3.0327in">
            <draw:object draw:notify-on-update-of-ranges="Sheet1.B18:Sheet1.B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.6134in" svg:height="2.489in" svg:x="13.3425in" svg:y="3.137in">
            <draw:object draw:notify-on-update-of-ranges="Sheet1.C18:Sheet1.C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1661in" svg:height="2.6665in" svg:x="13.3098in" svg:y="5.9921in">
            <draw:object draw:notify-on-update-of-ranges="Sheet1.C34:Sheet1.C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12.8" calcext:value-type="float">
            <text:p>1012.8</text:p>
          </table:table-cell>
          <table:table-cell table:number-columns-repeated="2"/>
        </table:table-row>
        <table:table-row table:style-name="ro1">
          <table:table-cell office:value-type="float" office:value="1011.63" calcext:value-type="float">
            <text:p>1011.63</text:p>
          </table:table-cell>
          <table:table-cell table:style-name="ce1" table:formula="of:=[.A1]-[.A3]" office:value-type="float" office:value="4.8599999999999" calcext:value-type="float">
            <text:p>4.8599999999999</text:p>
          </table:table-cell>
          <table:table-cell/>
        </table:table-row>
        <table:table-row table:style-name="ro1">
          <table:table-cell office:value-type="float" office:value="1007.94" calcext:value-type="float">
            <text:p>1007.94</text:p>
          </table:table-cell>
          <table:table-cell table:formula="of:=[.A2]-[.A4]" office:value-type="float" office:value="10.04" calcext:value-type="float">
            <text:p>10.04</text:p>
          </table:table-cell>
          <table:table-cell table:formula="of:=[.B4]-[.B2]" office:value-type="float" office:value="10.6550000000002" calcext:value-type="float">
            <text:p>10.6550000000002</text:p>
          </table:table-cell>
        </table:table-row>
        <table:table-row table:style-name="ro1">
          <table:table-cell office:value-type="float" office:value="1001.59" calcext:value-type="float">
            <text:p>1001.59</text:p>
          </table:table-cell>
          <table:table-cell table:formula="of:=[.A3]-[.A5]" office:value-type="float" office:value="15.5150000000001" calcext:value-type="float">
            <text:p>15.5150000000001</text:p>
          </table:table-cell>
          <table:table-cell table:formula="of:=[.B5]-[.B3]" office:value-type="float" office:value="10.3200000000001" calcext:value-type="float">
            <text:p>10.3200000000001</text:p>
          </table:table-cell>
        </table:table-row>
        <table:table-row table:style-name="ro1">
          <table:table-cell office:value-type="float" office:value="992.425" calcext:value-type="float">
            <text:p>992.425</text:p>
          </table:table-cell>
          <table:table-cell table:formula="of:=[.A4]-[.A6]" office:value-type="float" office:value="20.36" calcext:value-type="float">
            <text:p>20.36</text:p>
          </table:table-cell>
          <table:table-cell table:formula="of:=[.B6]-[.B4]" office:value-type="float" office:value="7.8119999999999" calcext:value-type="float">
            <text:p>7.8119999999999</text:p>
          </table:table-cell>
        </table:table-row>
        <table:table-row table:style-name="ro1">
          <table:table-cell office:value-type="float" office:value="981.23" calcext:value-type="float">
            <text:p>981.23</text:p>
          </table:table-cell>
          <table:table-cell table:formula="of:=[.A5]-[.A7]" office:value-type="float" office:value="23.327" calcext:value-type="float">
            <text:p>23.327</text:p>
          </table:table-cell>
          <table:table-cell table:formula="of:=[.B7]-[.B5]" office:value-type="float" office:value="5.65099999999995" calcext:value-type="float">
            <text:p>5.65099999999995</text:p>
          </table:table-cell>
        </table:table-row>
        <table:table-row table:style-name="ro1">
          <table:table-cell office:value-type="float" office:value="969.098" calcext:value-type="float">
            <text:p>969.098</text:p>
          </table:table-cell>
          <table:table-cell table:formula="of:=[.A6]-[.A8]" office:value-type="float" office:value="26.011" calcext:value-type="float">
            <text:p>26.011</text:p>
          </table:table-cell>
          <table:table-cell table:formula="of:=[.B8]-[.B6]" office:value-type="float" office:value="6.17599999999993" calcext:value-type="float">
            <text:p>6.17599999999993</text:p>
          </table:table-cell>
        </table:table-row>
        <table:table-row table:style-name="ro1">
          <table:table-cell office:value-type="float" office:value="955.219" calcext:value-type="float">
            <text:p>955.219</text:p>
          </table:table-cell>
          <table:table-cell table:formula="of:=[.A7]-[.A9]" office:value-type="float" office:value="29.5029999999999" calcext:value-type="float">
            <text:p>29.5029999999999</text:p>
          </table:table-cell>
          <table:table-cell table:formula="of:=[.B9]-[.B7]" office:value-type="float" office:value="6.97200000000009" calcext:value-type="float">
            <text:p>6.97200000000009</text:p>
          </table:table-cell>
        </table:table-row>
        <table:table-row table:style-name="ro1">
          <table:table-cell office:value-type="float" office:value="939.595" calcext:value-type="float">
            <text:p>939.595</text:p>
          </table:table-cell>
          <table:table-cell table:formula="of:=[.A8]-[.A10]" office:value-type="float" office:value="32.9830000000001" calcext:value-type="float">
            <text:p>32.9830000000001</text:p>
          </table:table-cell>
          <table:table-cell table:formula="of:=[.B10]-[.B8]" office:value-type="float" office:value="6.26900000000012" calcext:value-type="float">
            <text:p>6.26900000000012</text:p>
          </table:table-cell>
        </table:table-row>
        <table:table-row table:style-name="ro1">
          <table:table-cell office:value-type="float" office:value="922.236" calcext:value-type="float">
            <text:p>922.236</text:p>
          </table:table-cell>
          <table:table-cell table:formula="of:=[.A9]-[.A11]" office:value-type="float" office:value="35.772" calcext:value-type="float">
            <text:p>35.772</text:p>
          </table:table-cell>
          <table:table-cell table:formula="of:=[.B11]-[.B9]" office:value-type="float" office:value="5.4849999999999" calcext:value-type="float">
            <text:p>5.4849999999999</text:p>
          </table:table-cell>
        </table:table-row>
        <table:table-row table:style-name="ro1">
          <table:table-cell office:value-type="float" office:value="903.823" calcext:value-type="float">
            <text:p>903.823</text:p>
          </table:table-cell>
          <table:table-cell table:formula="of:=[.A10]-[.A12]" office:value-type="float" office:value="38.468" calcext:value-type="float">
            <text:p>38.468</text:p>
          </table:table-cell>
          <table:table-cell table:formula="of:=[.B12]-[.B10]" office:value-type="float" office:value="6.07299999999998" calcext:value-type="float">
            <text:p>6.07299999999998</text:p>
          </table:table-cell>
        </table:table-row>
        <table:table-row table:style-name="ro1">
          <table:table-cell office:value-type="float" office:value="883.768" calcext:value-type="float">
            <text:p>883.768</text:p>
          </table:table-cell>
          <table:table-cell table:formula="of:=[.A11]-[.A13]" office:value-type="float" office:value="41.845" calcext:value-type="float">
            <text:p>41.845</text:p>
          </table:table-cell>
          <table:table-cell table:formula="of:=[.B13]-[.B11]" office:value-type="float" office:value="6.43000000000006" calcext:value-type="float">
            <text:p>6.43000000000006</text:p>
          </table:table-cell>
        </table:table-row>
        <table:table-row table:style-name="ro1">
          <table:table-cell office:value-type="float" office:value="861.978" calcext:value-type="float">
            <text:p>861.978</text:p>
          </table:table-cell>
          <table:table-cell table:formula="of:=[.A12]-[.A14]" office:value-type="float" office:value="44.898" calcext:value-type="float">
            <text:p>44.898</text:p>
          </table:table-cell>
          <table:table-cell/>
        </table:table-row>
        <table:table-row table:style-name="ro1">
          <table:table-cell office:value-type="float" office:value="838.87" calcext:value-type="float">
            <text:p>838.8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012.8" calcext:value-type="float">
            <text:p>1012.8</text:p>
          </table:table-cell>
          <table:table-cell table:formula="of:=[.A18]-[.A19]" office:value-type="float" office:value="1.16999999999996" calcext:value-type="float">
            <text:p>1.16999999999996</text:p>
          </table:table-cell>
          <table:table-cell table:formula="of:=[.B19]-[.B18]" office:value-type="float" office:value="2.51999999999998" calcext:value-type="float">
            <text:p>2.51999999999998</text:p>
          </table:table-cell>
        </table:table-row>
        <table:table-row table:style-name="ro1">
          <table:table-cell office:value-type="float" office:value="1011.63" calcext:value-type="float">
            <text:p>1011.63</text:p>
          </table:table-cell>
          <table:table-cell table:formula="of:=[.A19]-[.A20]" office:value-type="float" office:value="3.68999999999994" calcext:value-type="float">
            <text:p>3.68999999999994</text:p>
          </table:table-cell>
          <table:table-cell table:formula="of:=[.B20]-[.B19]" office:value-type="float" office:value="2.66000000000008" calcext:value-type="float">
            <text:p>2.66000000000008</text:p>
          </table:table-cell>
        </table:table-row>
        <table:table-row table:style-name="ro1">
          <table:table-cell office:value-type="float" office:value="1007.94" calcext:value-type="float">
            <text:p>1007.94</text:p>
          </table:table-cell>
          <table:table-cell table:formula="of:=[.A20]-[.A21]" office:value-type="float" office:value="6.35000000000002" calcext:value-type="float">
            <text:p>6.35000000000002</text:p>
          </table:table-cell>
          <table:table-cell table:formula="of:=[.B21]-[.B20]" office:value-type="float" office:value="2.81500000000005" calcext:value-type="float">
            <text:p>2.81500000000005</text:p>
          </table:table-cell>
        </table:table-row>
        <table:table-row table:style-name="ro1">
          <table:table-cell office:value-type="float" office:value="1001.59" calcext:value-type="float">
            <text:p>1001.59</text:p>
          </table:table-cell>
          <table:table-cell table:formula="of:=[.A21]-[.A22]" office:value-type="float" office:value="9.16500000000008" calcext:value-type="float">
            <text:p>9.16500000000008</text:p>
          </table:table-cell>
          <table:table-cell table:formula="of:=[.B22]-[.B21]" office:value-type="float" office:value="2.02999999999986" calcext:value-type="float">
            <text:p>2.02999999999986</text:p>
          </table:table-cell>
        </table:table-row>
        <table:table-row table:style-name="ro1">
          <table:table-cell office:value-type="float" office:value="992.425" calcext:value-type="float">
            <text:p>992.425</text:p>
          </table:table-cell>
          <table:table-cell table:formula="of:=[.A22]-[.A23]" office:value-type="float" office:value="11.1949999999999" calcext:value-type="float">
            <text:p>11.1949999999999</text:p>
          </table:table-cell>
          <table:table-cell table:formula="of:=[.B23]-[.B22]" office:value-type="float" office:value="0.937000000000126" calcext:value-type="float">
            <text:p>0.937000000000126</text:p>
          </table:table-cell>
        </table:table-row>
        <table:table-row table:style-name="ro1">
          <table:table-cell office:value-type="float" office:value="981.23" calcext:value-type="float">
            <text:p>981.23</text:p>
          </table:table-cell>
          <table:table-cell table:formula="of:=[.A23]-[.A24]" office:value-type="float" office:value="12.1320000000001" calcext:value-type="float">
            <text:p>12.1320000000001</text:p>
          </table:table-cell>
          <table:table-cell table:formula="of:=[.B24]-[.B23]" office:value-type="float" office:value="1.74699999999984" calcext:value-type="float">
            <text:p>1.74699999999984</text:p>
          </table:table-cell>
        </table:table-row>
        <table:table-row table:style-name="ro1">
          <table:table-cell office:value-type="float" office:value="969.098" calcext:value-type="float">
            <text:p>969.098</text:p>
          </table:table-cell>
          <table:table-cell table:formula="of:=[.A24]-[.A25]" office:value-type="float" office:value="13.8789999999999" calcext:value-type="float">
            <text:p>13.8789999999999</text:p>
          </table:table-cell>
          <table:table-cell table:formula="of:=[.B25]-[.B24]" office:value-type="float" office:value="1.74500000000012" calcext:value-type="float">
            <text:p>1.74500000000012</text:p>
          </table:table-cell>
        </table:table-row>
        <table:table-row table:style-name="ro1">
          <table:table-cell office:value-type="float" office:value="955.219" calcext:value-type="float">
            <text:p>955.219</text:p>
          </table:table-cell>
          <table:table-cell table:formula="of:=[.A25]-[.A26]" office:value-type="float" office:value="15.624" calcext:value-type="float">
            <text:p>15.624</text:p>
          </table:table-cell>
          <table:table-cell table:formula="of:=[.B26]-[.B25]" office:value-type="float" office:value="1.73500000000001" calcext:value-type="float">
            <text:p>1.73500000000001</text:p>
          </table:table-cell>
        </table:table-row>
        <table:table-row table:style-name="ro1">
          <table:table-cell office:value-type="float" office:value="939.595" calcext:value-type="float">
            <text:p>939.595</text:p>
          </table:table-cell>
          <table:table-cell table:formula="of:=[.A26]-[.A27]" office:value-type="float" office:value="17.359" calcext:value-type="float">
            <text:p>17.359</text:p>
          </table:table-cell>
          <table:table-cell table:formula="of:=[.B27]-[.B26]" office:value-type="float" office:value="1.05399999999997" calcext:value-type="float">
            <text:p>1.05399999999997</text:p>
          </table:table-cell>
        </table:table-row>
        <table:table-row table:style-name="ro1">
          <table:table-cell office:value-type="float" office:value="922.236" calcext:value-type="float">
            <text:p>922.236</text:p>
          </table:table-cell>
          <table:table-cell table:formula="of:=[.A27]-[.A28]" office:value-type="float" office:value="18.413" calcext:value-type="float">
            <text:p>18.413</text:p>
          </table:table-cell>
          <table:table-cell table:formula="of:=[.B28]-[.B27]" office:value-type="float" office:value="1.64199999999994" calcext:value-type="float">
            <text:p>1.64199999999994</text:p>
          </table:table-cell>
        </table:table-row>
        <table:table-row table:style-name="ro1">
          <table:table-cell office:value-type="float" office:value="903.823" calcext:value-type="float">
            <text:p>903.823</text:p>
          </table:table-cell>
          <table:table-cell table:formula="of:=[.A28]-[.A29]" office:value-type="float" office:value="20.055" calcext:value-type="float">
            <text:p>20.055</text:p>
          </table:table-cell>
          <table:table-cell table:formula="of:=[.B29]-[.B28]" office:value-type="float" office:value="1.73500000000013" calcext:value-type="float">
            <text:p>1.73500000000013</text:p>
          </table:table-cell>
        </table:table-row>
        <table:table-row table:style-name="ro1">
          <table:table-cell office:value-type="float" office:value="883.768" calcext:value-type="float">
            <text:p>883.768</text:p>
          </table:table-cell>
          <table:table-cell table:formula="of:=[.A29]-[.A30]" office:value-type="float" office:value="21.7900000000001" calcext:value-type="float">
            <text:p>21.7900000000001</text:p>
          </table:table-cell>
          <table:table-cell table:formula="of:=[.B30]-[.B29]" office:value-type="float" office:value="1.31799999999987" calcext:value-type="float">
            <text:p>1.31799999999987</text:p>
          </table:table-cell>
        </table:table-row>
        <table:table-row table:style-name="ro1">
          <table:table-cell office:value-type="float" office:value="861.978" calcext:value-type="float">
            <text:p>861.978</text:p>
          </table:table-cell>
          <table:table-cell table:formula="of:=[.A30]-[.A31]" office:value-type="float" office:value="23.1079999999999" calcext:value-type="float">
            <text:p>23.1079999999999</text:p>
          </table:table-cell>
          <table:table-cell/>
        </table:table-row>
        <table:table-row table:style-name="ro1">
          <table:table-cell office:value-type="float" office:value="838.87" calcext:value-type="float">
            <text:p>838.87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12.8" calcext:value-type="float">
            <text:p>1012.8</text:p>
          </table:table-cell>
          <table:table-cell table:formula="of:=[.A34]-[.A35]" office:value-type="float" office:value="1.16999999999996" calcext:value-type="float">
            <text:p>1.16999999999996</text:p>
          </table:table-cell>
          <table:table-cell table:formula="of:=[.B35]-[.B34]" office:value-type="float" office:value="3.68999999999994" calcext:value-type="float">
            <text:p>3.68999999999994</text:p>
          </table:table-cell>
        </table:table-row>
        <table:table-row table:style-name="ro1">
          <table:table-cell office:value-type="float" office:value="1011.63" calcext:value-type="float">
            <text:p>1011.63</text:p>
          </table:table-cell>
          <table:table-cell table:formula="of:=[.A34]-[.A36]" office:value-type="float" office:value="4.8599999999999" calcext:value-type="float">
            <text:p>4.8599999999999</text:p>
          </table:table-cell>
          <table:table-cell table:formula="of:=[.B36]-[.B34]"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1007.94" calcext:value-type="float">
            <text:p>1007.94</text:p>
          </table:table-cell>
          <table:table-cell table:formula="of:=[.A35]-[.A37]" office:value-type="float" office:value="10.04" calcext:value-type="float">
            <text:p>10.04</text:p>
          </table:table-cell>
          <table:table-cell table:formula="of:=[.B37]-[.B35]" office:value-type="float" office:value="10.6550000000002" calcext:value-type="float">
            <text:p>10.6550000000002</text:p>
          </table:table-cell>
        </table:table-row>
        <table:table-row table:style-name="ro1">
          <table:table-cell office:value-type="float" office:value="1001.59" calcext:value-type="float">
            <text:p>1001.59</text:p>
          </table:table-cell>
          <table:table-cell table:formula="of:=[.A36]-[.A38]" office:value-type="float" office:value="15.5150000000001" calcext:value-type="float">
            <text:p>15.5150000000001</text:p>
          </table:table-cell>
          <table:table-cell table:formula="of:=[.B38]-[.B36]" office:value-type="float" office:value="10.3200000000001" calcext:value-type="float">
            <text:p>10.3200000000001</text:p>
          </table:table-cell>
        </table:table-row>
        <table:table-row table:style-name="ro1">
          <table:table-cell office:value-type="float" office:value="992.425" calcext:value-type="float">
            <text:p>992.425</text:p>
          </table:table-cell>
          <table:table-cell table:formula="of:=[.A37]-[.A39]" office:value-type="float" office:value="20.36" calcext:value-type="float">
            <text:p>20.36</text:p>
          </table:table-cell>
          <table:table-cell table:formula="of:=[.B39]-[.B37]" office:value-type="float" office:value="7.8119999999999" calcext:value-type="float">
            <text:p>7.8119999999999</text:p>
          </table:table-cell>
        </table:table-row>
        <table:table-row table:style-name="ro1">
          <table:table-cell office:value-type="float" office:value="981.23" calcext:value-type="float">
            <text:p>981.23</text:p>
          </table:table-cell>
          <table:table-cell table:formula="of:=[.A38]-[.A40]" office:value-type="float" office:value="23.327" calcext:value-type="float">
            <text:p>23.327</text:p>
          </table:table-cell>
          <table:table-cell table:formula="of:=[.B40]-[.B38]" office:value-type="float" office:value="5.65099999999995" calcext:value-type="float">
            <text:p>5.65099999999995</text:p>
          </table:table-cell>
        </table:table-row>
        <table:table-row table:style-name="ro1">
          <table:table-cell office:value-type="float" office:value="969.098" calcext:value-type="float">
            <text:p>969.098</text:p>
          </table:table-cell>
          <table:table-cell table:formula="of:=[.A39]-[.A41]" office:value-type="float" office:value="26.011" calcext:value-type="float">
            <text:p>26.011</text:p>
          </table:table-cell>
          <table:table-cell table:formula="of:=[.B41]-[.B39]" office:value-type="float" office:value="6.17599999999993" calcext:value-type="float">
            <text:p>6.17599999999993</text:p>
          </table:table-cell>
        </table:table-row>
        <table:table-row table:style-name="ro1">
          <table:table-cell office:value-type="float" office:value="955.219" calcext:value-type="float">
            <text:p>955.219</text:p>
          </table:table-cell>
          <table:table-cell table:formula="of:=[.A40]-[.A42]" office:value-type="float" office:value="29.5029999999999" calcext:value-type="float">
            <text:p>29.5029999999999</text:p>
          </table:table-cell>
          <table:table-cell table:formula="of:=[.B42]-[.B40]" office:value-type="float" office:value="6.97200000000009" calcext:value-type="float">
            <text:p>6.97200000000009</text:p>
          </table:table-cell>
        </table:table-row>
        <table:table-row table:style-name="ro1">
          <table:table-cell office:value-type="float" office:value="939.595" calcext:value-type="float">
            <text:p>939.595</text:p>
          </table:table-cell>
          <table:table-cell table:formula="of:=[.A41]-[.A43]" office:value-type="float" office:value="32.9830000000001" calcext:value-type="float">
            <text:p>32.9830000000001</text:p>
          </table:table-cell>
          <table:table-cell table:formula="of:=[.B43]-[.B41]" office:value-type="float" office:value="6.26900000000012" calcext:value-type="float">
            <text:p>6.26900000000012</text:p>
          </table:table-cell>
        </table:table-row>
        <table:table-row table:style-name="ro1">
          <table:table-cell office:value-type="float" office:value="922.236" calcext:value-type="float">
            <text:p>922.236</text:p>
          </table:table-cell>
          <table:table-cell table:formula="of:=[.A42]-[.A44]" office:value-type="float" office:value="35.772" calcext:value-type="float">
            <text:p>35.772</text:p>
          </table:table-cell>
          <table:table-cell table:formula="of:=[.B44]-[.B42]" office:value-type="float" office:value="5.4849999999999" calcext:value-type="float">
            <text:p>5.4849999999999</text:p>
          </table:table-cell>
        </table:table-row>
        <table:table-row table:style-name="ro1">
          <table:table-cell office:value-type="float" office:value="903.823" calcext:value-type="float">
            <text:p>903.823</text:p>
          </table:table-cell>
          <table:table-cell table:formula="of:=[.A43]-[.A45]" office:value-type="float" office:value="38.468" calcext:value-type="float">
            <text:p>38.468</text:p>
          </table:table-cell>
          <table:table-cell table:formula="of:=[.B45]-[.B43]" office:value-type="float" office:value="6.07299999999998" calcext:value-type="float">
            <text:p>6.07299999999998</text:p>
          </table:table-cell>
        </table:table-row>
        <table:table-row table:style-name="ro1">
          <table:table-cell office:value-type="float" office:value="883.768" calcext:value-type="float">
            <text:p>883.768</text:p>
          </table:table-cell>
          <table:table-cell table:formula="of:=[.A44]-[.A46]" office:value-type="float" office:value="41.845" calcext:value-type="float">
            <text:p>41.845</text:p>
          </table:table-cell>
          <table:table-cell table:formula="of:=[.B46]-[.B44]" office:value-type="float" office:value="6.43000000000006" calcext:value-type="float">
            <text:p>6.43000000000006</text:p>
          </table:table-cell>
        </table:table-row>
        <table:table-row table:style-name="ro1">
          <table:table-cell office:value-type="float" office:value="861.978" calcext:value-type="float">
            <text:p>861.978</text:p>
          </table:table-cell>
          <table:table-cell table:formula="of:=[.A45]-[.A47]" office:value-type="float" office:value="44.898" calcext:value-type="float">
            <text:p>44.898</text:p>
          </table:table-cell>
          <table:table-cell table:formula="of:=[.B47]-[.B45]" office:value-type="float" office:value="-18.7370000000001" calcext:value-type="float">
            <text:p>-18.7370000000001</text:p>
          </table:table-cell>
        </table:table-row>
        <table:table-row table:style-name="ro1">
          <table:table-cell office:value-type="float" office:value="838.87" calcext:value-type="float">
            <text:p>838.87</text:p>
          </table:table-cell>
          <table:table-cell table:formula="of:=[.A46]-[.A47]" office:value-type="float" office:value="23.1079999999999" calcext:value-type="float">
            <text:p>23.1079999999999</text:p>
          </table:table-cell>
          <table:table-cell table:formula="of:=[.B47]-[.B46]" office:value-type="float" office:value="-21.7900000000001" calcext:value-type="float">
            <text:p>-21.79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45:08.084686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23:10.873834696</meta:creation-date>
    <dc:date>2021-01-18T18:03:43.697012688</dc:date>
    <meta:editing-duration>PT3H20M54S</meta:editing-duration>
    <meta:editing-cycles>3</meta:editing-cycles>
    <meta:generator>LibreOffice/7.0.3.1$Linux_X86_64 LibreOffice_project/00$Build-1</meta:generator>
    <meta:document-statistic meta:table-count="1" meta:cell-count="11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78cm" svg:height="7.3cm" xlink:href=".." xlink:type="simple" chart:class="chart:line" chart:style-name="ch1">
        <chart:legend chart:legend-position="end" svg:x="10.715cm" svg:y="3.351cm" style:legend-expansion="high" chart:style-name="ch2"/>
        <chart:plot-area chart:style-name="ch3" table:cell-range-address="Sheet1.A1:Sheet1.A14" svg:x="0.259cm" svg:y="0.146cm" svg:width="10.197cm" svg:height="7.008cm">
          <chart:coordinate-region svg:x="1.066cm" svg:y="0.346cm" svg:width="9.018cm" svg:height="6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4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2.8">
                <text:p>1012.8</text:p>
                <draw:g>
                  <svg:desc>Sheet1.A1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1.63">
                <text:p>1011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7.94">
                <text:p>100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.59">
                <text:p>1001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.425">
                <text:p>992.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9.098">
                <text:p>969.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5.219">
                <text:p>955.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9.595">
                <text:p>939.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.236">
                <text:p>922.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3.823">
                <text:p>903.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3.768">
                <text:p>883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1.978">
                <text:p>861.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8.87">
                <text:p>838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1cm" svg:height="7.464cm" xlink:href=".." xlink:type="simple" chart:class="chart:line" chart:style-name="ch1">
        <chart:legend chart:legend-position="end" svg:x="11.008cm" svg:y="3.433cm" style:legend-expansion="high" chart:style-name="ch2"/>
        <chart:plot-area chart:style-name="ch3" table:cell-range-address="Sheet1.B2:Sheet1.B13" svg:x="0.265cm" svg:y="0.149cm" svg:width="10.478cm" svg:height="7.166cm">
          <chart:coordinate-region svg:x="0.886cm" svg:y="0.348cm" svg:width="9.67cm" svg:height="6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99999999999">
                <text:p>4.8599999999999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150000000001">
                <text:p>15.51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327">
                <text:p>23.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011">
                <text:p>26.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5029999999999">
                <text:p>29.502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9830000000001">
                <text:p>32.983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772">
                <text:p>35.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68">
                <text:p>38.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845">
                <text:p>41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898">
                <text:p>44.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2cm" svg:height="6.827cm" xlink:href=".." xlink:type="simple" chart:class="chart:line" chart:style-name="ch1">
        <chart:legend chart:legend-position="end" svg:x="9.429cm" svg:y="3.114cm" style:legend-expansion="high" chart:style-name="ch2"/>
        <chart:plot-area chart:style-name="ch3" table:cell-range-address="Sheet1.C3:Sheet1.C12" svg:x="0.103cm" svg:y="0.189cm" svg:width="8.962cm" svg:height="6.553cm">
          <chart:coordinate-region svg:x="0.724cm" svg:y="0.388cm" svg:width="8.154cm" svg:height="5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6550000000002">
                <text:p>10.6550000000002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200000000001">
                <text:p>10.32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119999999999">
                <text:p>7.811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5099999999995">
                <text:p>5.650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7599999999993">
                <text:p>6.17599999999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7200000000009">
                <text:p>6.97200000000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6900000000012">
                <text:p>6.26900000000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849999999999">
                <text:p>5.484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7299999999998">
                <text:p>6.072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3000000000006">
                <text:p>6.43000000000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57cm" svg:height="7.199cm" xlink:href=".." xlink:type="simple" chart:class="chart:line" chart:style-name="ch1">
        <chart:legend chart:legend-position="end" svg:x="9.594cm" svg:y="3.3cm" style:legend-expansion="high" chart:style-name="ch2"/>
        <chart:plot-area chart:style-name="ch3" table:cell-range-address="Sheet1.B18:Sheet1.B30" svg:x="0.237cm" svg:y="0.143cm" svg:width="9.12cm" svg:height="6.913cm">
          <chart:coordinate-region svg:x="0.858cm" svg:y="0.342cm" svg:width="8.312cm" svg:height="6.0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3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999999999996">
                <text:p>1.16999999999996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8999999999994">
                <text:p>3.6899999999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5000000000002">
                <text:p>6.35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6500000000008">
                <text:p>9.16500000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949999999999">
                <text:p>11.194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320000000001">
                <text:p>12.132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789999999999">
                <text:p>13.878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24">
                <text:p>15.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359">
                <text:p>17.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413">
                <text:p>18.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055">
                <text:p>2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900000000001">
                <text:p>21.79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1079999999999">
                <text:p>23.107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19cm" svg:height="6.323cm" xlink:href=".." xlink:type="simple" chart:class="chart:line" chart:style-name="ch1">
        <chart:legend chart:legend-position="end" svg:x="9.456cm" svg:y="2.862cm" style:legend-expansion="high" chart:style-name="ch2"/>
        <chart:plot-area chart:style-name="ch3" table:cell-range-address="Sheet1.C18:Sheet1.C29" svg:x="-0.013cm" svg:y="0.152cm" svg:width="8.988cm" svg:height="6.07cm">
          <chart:coordinate-region svg:x="0.714cm" svg:y="0.351cm" svg:width="8.074cm" svg:height="5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8:Sheet1.C2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999999999998">
                <text:p>2.51999999999998</text:p>
                <draw:g>
                  <svg:desc>Sheet1.C18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6000000000008">
                <text:p>2.6600000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500000000005">
                <text:p>2.8150000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999999999986">
                <text:p>2.0299999999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7000000000126">
                <text:p>0.937000000000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699999999984">
                <text:p>1.74699999999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4500000000012">
                <text:p>1.74500000000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500000000001">
                <text:p>1.735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399999999997">
                <text:p>1.053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199999999994">
                <text:p>1.641999999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3500000000013">
                <text:p>1.735000000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799999999987">
                <text:p>1.317999999999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23cm" svg:height="6.774cm" xlink:href=".." xlink:type="simple" chart:class="chart:line" chart:style-name="ch1">
        <chart:legend chart:legend-position="end" svg:x="10.86cm" svg:y="3.088cm" style:legend-expansion="high" chart:style-name="ch2"/>
        <chart:plot-area chart:style-name="ch3" table:cell-range-address="Sheet1.C34:Sheet1.C47" svg:x="0.344cm" svg:y="0.187cm" svg:width="10.335cm" svg:height="6.503cm">
          <chart:coordinate-region svg:x="1.071cm" svg:y="0.386cm" svg:width="9.421cm" svg:height="6.1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4:Sheet1.C47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8999999999994">
                <text:p>3.68999999999994</text:p>
                <draw:g>
                  <svg:desc>Sheet1.C34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550000000002">
                <text:p>10.655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200000000001">
                <text:p>10.32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119999999999">
                <text:p>7.811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099999999995">
                <text:p>5.650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7599999999993">
                <text:p>6.17599999999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200000000009">
                <text:p>6.972000000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6900000000012">
                <text:p>6.2690000000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849999999999">
                <text:p>5.484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7299999999998">
                <text:p>6.0729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3000000000006">
                <text:p>6.43000000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7370000000001">
                <text:p>-18.737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7900000000001">
                <text:p>-21.79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